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4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T1" style:family="text">
      <style:text-properties style:font-name="Google Sans"/>
    </style:style>
    <style:style style:name="T2" style:family="text">
      <style:text-properties style:font-name="Google Sans" fo:language="zxx" fo:country="none" style:language-asian="zxx" style:country-asian="none" style:language-complex="zxx" style:country-complex="none"/>
    </style:style>
    <style:style style:name="T3" style:family="text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T4" style:family="text">
      <style:text-properties fo:color="#81d41a" loext:opacity="100%" style:font-name="Google Sans"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4">Regresja lasów losowych</text:span><text:span text:style-name="T3"> to metoda uczenia maszynowego, która łączy w sobie wiele </text:span><text:span text:style-name="Strong_20_Emphasis"><text:span text:style-name="T3">drzew decyzyjnych</text:span></text:span><text:span text:style-name="T3"> w celu </text:span><text:span text:style-name="Strong_20_Emphasis"><text:span text:style-name="T3">poprawy dokładności i stabilności</text:span></text:span><text:span text:style-name="T3"> przewidywań. Jest ona rozwinięciem klasycznej regresji drzewa decyzyjnego i oferuje szereg zalet.</text:span></text:p>
      <text:p text:style-name="Text_20_body"><text:span text:style-name="Strong_20_Emphasis"><text:span text:style-name="T3">Zasady działania regresji lasów losowych:</text:span></text:span></text:p>
      <text:list text:style-name="L1">
        <text:list-item>
          <text:p text:style-name="P3"><text:span text:style-name="Strong_20_Emphasis"><text:span text:style-name="T3">Generowanie wielu drzew:</text:span></text:span><text:span text:style-name="T3"> W przeciwieństwie do pojedynczego drzewa decyzyjnego, lasy losowe budują </text:span><text:span text:style-name="Strong_20_Emphasis"><text:span text:style-name="T3">wiele drzew decyzyjnych</text:span></text:span><text:span text:style-name="T3"> podczas procesu uczenia. </text:span></text:p>
        </text:list-item>
        <text:list-item>
          <text:p text:style-name="P3"><text:span text:style-name="Strong_20_Emphasis"><text:span text:style-name="T3">Bagging (Bootstrap Aggregating):</text:span></text:span><text:span text:style-name="T3"> Każde drzewo jest budowane na </text:span><text:span text:style-name="Strong_20_Emphasis"><text:span text:style-name="T3">losowym podzbiorze</text:span></text:span><text:span text:style-name="T3"> danych (z zastąpieniem) z oryginalnego zestawu danych. Oznacza to, że każde drzewo "widzi" część, a nie całość danych. </text:span></text:p>
        </text:list-item>
        <text:list-item>
          <text:p text:style-name="P2"><text:span text:style-name="Strong_20_Emphasis"><text:span text:style-name="T3">Głosowanie większością:</text:span></text:span><text:span text:style-name="T3"> Nowa próbka danych jest klasyfikowana przez wszystkie drzewa w lesie, a </text:span><text:span text:style-name="Strong_20_Emphasis"><text:span text:style-name="T3">ostateczna wartość y</text:span></text:span><text:span text:style-name="T3"> jest wybierana na podstawie </text:span><text:span text:style-name="Strong_20_Emphasis"><text:span text:style-name="T3">głosowania większością</text:span></text:span><text:span text:style-name="T3">. Drzewa, które lepiej pasują do danych treningowych, mają większy wpływ na przewidywanie. </text:span></text:p>
        </text:list-item>
      </text:list>
      <text:p text:style-name="Text_20_body"><text:span text:style-name="Strong_20_Emphasis"><text:span text:style-name="T3">Zalety regresji lasów losowych:</text:span></text:span></text:p>
      <text:list text:style-name="L2">
        <text:list-item>
          <text:p text:style-name="P5"><text:span text:style-name="Strong_20_Emphasis"><text:span text:style-name="T3">Dokładność:</text:span></text:span><text:span text:style-name="T3"> Lasy losowe </text:span><text:span text:style-name="Strong_20_Emphasis"><text:span text:style-name="T3">ogólnie oferują większą dokładność</text:span></text:span><text:span text:style-name="T3"> niż pojedyncze drzewa decyzyjne, ponieważ uśredniają błędy wielu drzew i zmniejszają ryzyko nadmiernego dopasowania. </text:span></text:p>
        </text:list-item>
        <text:list-item>
          <text:p text:style-name="P5"><text:span text:style-name="Strong_20_Emphasis"><text:span text:style-name="T3">Stabilność:</text:span></text:span><text:span text:style-name="T3"> Lasy losowe są </text:span><text:span text:style-name="Strong_20_Emphasis"><text:span text:style-name="T3">mniej podatne na zmiany w danych treningowych</text:span></text:span><text:span text:style-name="T3"> niż pojedyncze drzewa decyzyjne, co oznacza, że ​​ich przewidywania są bardziej stabilne i nie ulegają drastycznym zmianom przy niewielkich modyfikacjach danych. </text:span></text:p>
        </text:list-item>
        <text:list-item>
          <text:p text:style-name="P5"><text:span text:style-name="Strong_20_Emphasis"><text:span text:style-name="T3">Odporność na szumy:</text:span></text:span><text:span text:style-name="T3"> Lasy losowe są </text:span><text:span text:style-name="Strong_20_Emphasis"><text:span text:style-name="T3">mniej wrażliwe na outliersy i szumy</text:span></text:span><text:span text:style-name="T3"> w danych niż pojedyncze drzewa decyzyjne. </text:span></text:p>
        </text:list-item>
        <text:list-item>
          <text:p text:style-name="P4"><text:span text:style-name="Strong_20_Emphasis"><text:span text:style-name="T3">Interpretacja:</text:span></text:span><text:span text:style-name="T3"> Podobnie jak pojedyncze drzewa decyzyjne, lasy losowe mogą być </text:span><text:span text:style-name="Strong_20_Emphasis"><text:span text:style-name="T3">interpretowane do pewnego stopnia</text:span></text:span><text:span text:style-name="T3">, co pozwala zrozumieć, jak model podejmuje decyzje. </text:span></text:p>
        </text:list-item>
      </text:list>
      <text:p text:style-name="Text_20_body"><text:span text:style-name="Strong_20_Emphasis"><text:span text:style-name="T3">Wady regresji lasów losowych:</text:span></text:span></text:p>
      <text:list text:style-name="L3">
        <text:list-item>
          <text:p text:style-name="P7"><text:span text:style-name="Strong_20_Emphasis"><text:span text:style-name="T3">Złożoność:</text:span></text:span><text:span text:style-name="T3"> Budowanie i przewidywanie z lasów losowych może być </text:span><text:span text:style-name="Strong_20_Emphasis"><text:span text:style-name="T3">bardziej czasochłonne</text:span></text:span><text:span text:style-name="T3"> niż z pojedynczych drzew decyzyjnych, ze względu na dużą liczbę drzew zaangażowanych w proces. </text:span></text:p>
        </text:list-item>
        <text:list-item>
          <text:p text:style-name="P7"><text:span text:style-name="Strong_20_Emphasis"><text:span text:style-name="T3">Interpretacja:</text:span></text:span><text:span text:style-name="T3"> Chociaż lasy losowe są bardziej interpretowalne niż modele uczenia głębokiego, </text:span><text:span text:style-name="Strong_20_Emphasis"><text:span text:style-name="T3">interpretacja wielu drzew może być trudniejsza</text:span></text:span><text:span text:style-name="T3"> niż pojedynczego drzewa. </text:span></text:p>
        </text:list-item>
        <text:list-item>
          <text:p text:style-name="P6"><text:span text:style-name="Strong_20_Emphasis"><text:span text:style-name="T3">Nadmiar parametrów:</text:span></text:span><text:span text:style-name="T3"> Lasy losowe mają </text:span><text:span text:style-name="Strong_20_Emphasis"><text:span text:style-name="T3">więcej parametrów</text:span></text:span><text:span text:style-name="T3"> do dostrojenia niż pojedyncze drzewa decyzyjne, co może wymagać więcej eksperymentów i optymalizacji. </text:span></text:p>
        </text:list-item>
      </text:list>
      <text:p text:style-name="Text_20_body"><text:span text:style-name="Strong_20_Emphasis"><text:span text:style-name="T3">Zastosowania regresji lasów losowych:</text:span></text:span></text:p>
      <text:list text:style-name="L4">
        <text:list-item>
          <text:p text:style-name="P8">Prognozowanie cen </text:p>
        </text:list-item>
        <text:list-item>
          <text:p text:style-name="P8">Analiza rynku </text:p>
        </text:list-item>
        <text:list-item>
          <text:p text:style-name="P8">Diagnostyka medyczna </text:p>
        </text:list-item>
        <text:list-item>
          <text:p text:style-name="P8">Wykrywanie oszustw </text:p>
        </text:list-item>
        <text:list-item>
          <text:p text:style-name="P9">Selekcja cech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17:17:19.203000000</meta:creation-date>
    <dc:date>2024-07-01T17:18:24.063000000</dc:date>
    <meta:editing-duration>PT1M7S</meta:editing-duration>
    <meta:editing-cycles>1</meta:editing-cycles>
    <meta:document-statistic meta:table-count="0" meta:image-count="0" meta:object-count="0" meta:page-count="2" meta:paragraph-count="20" meta:word-count="311" meta:character-count="2275" meta:non-whitespace-character-count="1983"/>
    <meta:generator>LibreOffice/24.2.4.2$Windows_X86_64 LibreOffice_project/51a6219feb6075d9a4c46691dcfe0cd9c4fff3c2</meta:generator>
  </office:meta>
</office:document-meta>
</file>